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be10" officeooo:paragraph-rsid="0019be10"/>
    </style:style>
    <style:style style:name="P2" style:family="paragraph" style:parent-style-name="Standard">
      <style:text-properties officeooo:rsid="001b7341" officeooo:paragraph-rsid="001b7341"/>
    </style:style>
    <style:style style:name="P3" style:family="paragraph" style:parent-style-name="Standard">
      <style:text-properties officeooo:rsid="001ca6c4" officeooo:paragraph-rsid="001ca6c4"/>
    </style:style>
    <style:style style:name="P4" style:family="paragraph" style:parent-style-name="Standard">
      <style:text-properties officeooo:rsid="001263df" officeooo:paragraph-rsid="001ca6c4"/>
    </style:style>
    <style:style style:name="P5" style:family="paragraph" style:parent-style-name="Standard">
      <style:text-properties officeooo:rsid="001ef5a4" officeooo:paragraph-rsid="001ef5a4"/>
    </style:style>
    <style:style style:name="P6" style:family="paragraph" style:parent-style-name="Standard">
      <style:text-properties officeooo:rsid="002199d6" officeooo:paragraph-rsid="002199d6"/>
    </style:style>
    <style:style style:name="P7" style:family="paragraph" style:parent-style-name="Standard">
      <style:text-properties officeooo:rsid="0023046b" officeooo:paragraph-rsid="0023046b"/>
    </style:style>
    <style:style style:name="P8" style:family="paragraph" style:parent-style-name="Standard">
      <style:text-properties officeooo:rsid="0023046b" officeooo:paragraph-rsid="0023046b"/>
    </style:style>
    <style:style style:name="P9" style:family="paragraph" style:parent-style-name="Standard">
      <style:text-properties officeooo:rsid="00235d90" officeooo:paragraph-rsid="0023046b"/>
    </style:style>
    <style:style style:name="P10" style:family="paragraph" style:parent-style-name="Standard">
      <style:text-properties officeooo:rsid="00235d90" officeooo:paragraph-rsid="00235d90"/>
    </style:style>
    <style:style style:name="T1" style:family="text">
      <style:text-properties officeooo:rsid="001ca6c4"/>
    </style:style>
    <style:style style:name="T2" style:family="text">
      <style:text-properties officeooo:rsid="0013670d"/>
    </style:style>
    <style:style style:name="T3" style:family="text">
      <style:text-properties officeooo:rsid="001d65f0"/>
    </style:style>
    <style:style style:name="T4" style:family="text">
      <style:text-properties officeooo:rsid="001e08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-fi network SSID– Odroid_ROY</text:p>
      <text:p text:style-name="P1">IP address – 10.1.1.2</text:p>
      <text:p text:style-name="P3"/>
      <text:p text:style-name="P3"/>
      <text:p text:style-name="P1">To SSH</text:p>
      <text:p text:style-name="P1">ssh -XC -<text:span text:style-name="T4">t </text:span><text:a xlink:type="simple" xlink:href="mailto:odroid@10.1.1.2">odroid@10.1.1.2</text:a></text:p>
      <text:p text:style-name="P1">password - odroid</text:p>
      <text:p text:style-name="P1"/>
      <text:p text:style-name="P2">To copy files</text:p>
      <text:p text:style-name="P2"/>
      <text:p text:style-name="P2">scp -r ./test odroid@10.1.1.2:~/Desktop/test</text:p>
      <text:p text:style-name="P1"/>
      <text:p text:style-name="P3">sudo date -s "2016-01-<text:span text:style-name="T3">25</text:span> <text:span text:style-name="T3">23</text:span>:10:00"</text:p>
      <text:p text:style-name="P3"/>
      <text:p text:style-name="P6">To exit - logout </text:p>
      <text:p text:style-name="P3"/>
      <text:p text:style-name="P5">To change time zone : sudo dpkg – reconfigure tzdata</text:p>
      <text:p text:style-name="P1"><text:s/></text:p>
      <text:p text:style-name="P3">./make_swap.sh</text:p>
      <text:p text:style-name="P3"/>
      <text:p text:style-name="P4">export ROS_MASTER_URI=<text:a xlink:type="simple" xlink:href="http://192.168.1.118:11311/">http://1</text:a><text:span text:style-name="T1">0.1.1.7:</text:span><text:a xlink:type="simple" xlink:href="http://192.168.1.118:11311/">11311</text:a></text:p>
      <text:p text:style-name="P4"/>
      <text:p text:style-name="P4">export ROS_HOSTNAME=<text:span text:style-name="T1">10.1.1.7 (ip for slave will be his own)</text:span></text:p>
      <text:p text:style-name="P4"/>
      <text:p text:style-name="P4">export ROS_IP=<text:span text:style-name="T1">10.1.1.7</text:span> <text:span text:style-name="T2">(ip for slave will be his own)</text:span></text:p>
      <text:p text:style-name="P4"/>
      <text:p text:style-name="P7">For creating SSH keys</text:p>
      <text:p text:style-name="P7"/>
      <text:p text:style-name="P7">ssh-keygen -t rsa</text:p>
      <text:p text:style-name="P7"/>
      <text:p text:style-name="P7">cd</text:p>
      <text:p text:style-name="P7"/>
      <text:p text:style-name="P7">ssh-copy-id -i ~/.ssh/id_rsa.pub <text:a xlink:type="simple" xlink:href="mailto:magma@192.168.1.119">magma@192.168.1.119</text:a></text:p>
      <text:p text:style-name="P9"/>
      <text:p text:style-name="P10">if any permission denied go to startup applications → disable SSH key agent → reboot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20:54:22.872913537</meta:creation-date>
    <dc:date>2016-01-26T19:20:24.537078785</dc:date>
    <meta:editing-duration>PT34M4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89" meta:character-count="606" meta:non-whitespace-character-count="532"/>
  </office:meta>
</office:document-meta>
</file>